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Ça fait quelques jours semaines m... temps. Que. Que je me demande bien à quoi bon un blog. Deux blogs. Remarque, aujourd'hui je suis capable de me le demander sans baisser le rideau de fer. Ou presque. Quand on me fait chier, je ferme un répertoire. Puis je finis par l'ouvrir à nouveau, à moitié, avec le mot de passe qu'on m'a demandé. Au fond pourquoi pas. Avec le web et Internet, comme dans la vie, mais bien différemment, des points de vue tout noir ou tout blanc, voire tout gris, ça ne joue pas bien longtemps.</text:p>
      <text:p text:style-name="Standard_20_gauche"/>
      <text:p text:style-name="Standard_20_gauche">Bref. Je m'étais demandé à quoi bon. Simplement pour la possibilité de dire quelque chose quand j'en ai envie. Quand j'y arrive. Quand j'ai besoin. Quand je n'ai pas le choix. Accumuler des mots les uns devant les autres pour éloigner le moment de dire. J'ai ouvert un dossier : "en attente". S'y accumule des morceaux de débuts, des avortons de textes, des choses non formulées, sans forme distincte.</text:p>
      <text:p text:style-name="Standard_20_gauche"/>
      <text:p text:style-name="Standard_20_gauche">Le web rend visible l'ébauche.</text:p>
      <text:p text:style-name="Standard_20_gauche"/>
      <text:p text:style-name="Standard_20_gauche">Bien, mal, allez savoir. Comment peut-on savoir ce qui est bien ou mal ? Y aurait-il un autre choix que... Pas de morale universelle. Dépend du point de vue. L'objectivité est quelque chose d'important pour se prémunir de la folie arbitraire de la subjectivité. Mais, l'objectivité est étrangère aux perceptions individuelles.</text:p>
      <text:p text:style-name="Standard_20_gauche"/>
      <text:p text:style-name="Standard_20_gauche">Et de mon point de vue tout à fait individuel, depuis ce "moi je" qui parfois me fatigue énormément, je <text:span text:style-name="T1">sais</text:span><text:span text:style-name="T2"> ne pas être en mesure de tirer des conclusions définitives. Rien de valable. Et il arrive un point où la confrontation, le rapport de force, ne peut plus être arbitré par une morale supérieure, une vérité supérieure. Simplement parce que cette supériorité là est absente. Illusoire. C'est un élément indispensable, de mon point de vue, à l'auto-défense intellectuelle.</text:span></text:p>
      <text:p text:style-name="Standard_20_gauche"><text:span text:style-name="T2"/></text:p>
      <text:p text:style-name="Standard_20_gauche"><text:span text:style-name="T2">Et l'étape suivante, le pas suivant, serait de...</text:span></text:p>
      <text:p text:style-name="Standard_20_gauche"><text:span text:style-name="T2"/></text:p>
      <text:p text:style-name="Standard_20_gauche"><text:span text:style-name="T2">Je voulais parler de bien d'autres choses. Mais ce n'est pas utile.</text:span></text:p>
      <text:p text:style-name="Standard_20_gauche"><text:span text:style-name="T2"/></text:p>
      <text:p text:style-name="Standard_20_gauche"><text:span text:style-name="T2">Réveillons-nous. Toujours un peu plus. Et se méfier de tous les groupes, les drapeaux, les succès. Se méfier même des échecs. Se méfier des illusions. Se méfier. Et faire confiance en une seule chose : mon chemin, que je ne saurais connaî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499cm" fo:margin-left="0cm" fo:margin-right="0cm" fo:margin-top="0.499cm"/>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46_derive<text:tab/><text:tab/><text:date style:data-style-name="N108" text:date-value="2012-02-02T22:19:29" text:fixed="true">jeudi 02 février 2012</text:date></text:p>
      </style:header>
      <style:footer>
        <text:p text:style-name="Footer"><text:tab/><text:tab/><text:page-number style:num-format="Native Numbering"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2T22:19:43</meta:creation-date>
    <dc:title>diver en attente</dc:title>
    <meta:editing-duration>PT3H12M44S</meta:editing-duration>
    <meta:editing-cycles>7</meta:editing-cycles>
    <meta:generator>LibreOffice/3.4$Linux LibreOffice_project/340m1$Build-502</meta:generator>
    <meta:keyword>blogiGor</meta:keyword>
    <meta:initial-creator>iGor </meta:initial-creator>
    <dc:date>2012-02-03T11:53:56</dc:date>
    <dc:creator>iGor </dc:creator>
    <meta:document-statistic meta:table-count="0" meta:image-count="0" meta:object-count="0" meta:page-count="1" meta:paragraph-count="10" meta:word-count="368" meta:character-count="2156" meta:non-whitespace-character-count="1793"/>
    <meta:template xlink:type="simple" xlink:actuate="onRequest" xlink:title="blogiGor_033_" xlink:href="../../../../../Modèles/blogiGor.ott" meta:date="2012-02-02T22:19:29"/>
  </office:meta>
</office:document-meta>
</file>